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732d" officeooo:paragraph-rsid="001f732d"/>
    </style:style>
    <style:style style:name="P2" style:family="paragraph" style:parent-style-name="Standard">
      <style:paragraph-properties fo:text-align="start" style:justify-single-word="false"/>
      <style:text-properties fo:font-size="10pt" officeooo:rsid="001f732d" officeooo:paragraph-rsid="001f732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transparent" style:font-name-asian="Courier New" style:font-size-asian="10pt" style:font-name-complex="Liberation Mono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Mono" fo:font-size="28pt" officeooo:rsid="001f732d" officeooo:paragraph-rsid="001f732d" fo:background-color="#72bf44" style:font-name-asian="Courier New" style:font-size-asian="28pt" style:font-name-complex="Liberation Mono" style:font-size-complex="28pt"/>
    </style:style>
    <style:style style:name="P6" style:family="paragraph" style:parent-style-name="Standard">
      <style:paragraph-properties fo:text-align="start" style:justify-single-word="false"/>
      <style:text-properties fo:color="#000000" style:font-name="DejaVu Sans Mono" fo:font-size="6pt" officeooo:rsid="001f732d" officeooo:paragraph-rsid="001f732d" fo:background-color="transparent" style:font-name-asian="Courier New" style:font-size-asian="6pt" style:font-name-complex="Liberation Mono" style:font-size-complex="6pt"/>
    </style:style>
    <style:style style:name="P7" style:family="paragraph" style:parent-style-name="Standard">
      <style:text-properties fo:font-size="28pt" officeooo:rsid="001f732d" officeooo:paragraph-rsid="001f732d" fo:background-color="#fff200" style:font-size-asian="28pt" style:font-size-complex="28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f732d" officeooo:paragraph-rsid="001f732d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size-asian="10pt" style:font-size-complex="10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f732d" officeooo:paragraph-rsid="001f732d" fo:background-color="#fff200" style:font-name-asian="Courier New" style:font-size-asian="10pt" style:font-name-complex="Liberation Mono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54f11" fo:background-color="transparent" loext:char-shading-value="0"/>
    </style:style>
    <style:style style:name="T3" style:family="text">
      <style:text-properties fo:font-size="10pt" fo:background-color="transparent" loext:char-shading-value="0" style:font-size-asian="10pt" style:font-size-complex="10pt"/>
    </style:style>
    <style:style style:name="T4" style:family="text">
      <style:text-properties officeooo:rsid="00227533"/>
    </style:style>
    <style:style style:name="T5" style:family="text">
      <style:text-properties officeooo:rsid="00254f11"/>
    </style:style>
    <style:style style:name="T6" style:family="text">
      <style:text-properties fo:color="#00a65d"/>
    </style:style>
    <style:style style:name="T7" style:family="text">
      <style:text-properties fo:color="#00a65d" fo:font-weight="bold" style:font-weight-asian="bold" style:font-weight-complex="bold"/>
    </style:style>
    <style:style style:name="T8" style:family="text">
      <style:text-properties fo:color="#00a65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ce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mand:</text:p>
      <text:p text:style-name="P1"/>
      <text:p text:style-name="P10"><text:span text:style-name="T1">tests/test_multisubjectdataset_creation_from_hdf5.py </text:span><text:span text:style-name="T2">[my_path]/</text:span><text:span text:style-name="T1">derivatives/noArtefact/hdf5/ismrm2015_noArtefact_test.hdf5</text:span></text:p>
      <text:p text:style-name="P10"><text:span text:style-name="T1"/></text:p>
      <text:p text:style-name="P5"><text:span text:style-name="T3"/></text:p>
      <text:p text:style-name="P5">Output:</text:p>
      <text:p text:style-name="P3"/>
      <text:p text:style-name="P6">**========= NON-LAZY =========</text:p>
      <text:p text:style-name="P6"/>
      <text:p text:style-name="P6">INFO:root:Reading hdf file: <text:span text:style-name="T5">[my_path]/</text:span>derivatives/noArtefact/hdf5/ismrm2015_noArtefact_test.hdf5</text:p>
      <text:p text:style-name="P6"/>
      <text:p text:style-name="P6">INFO:root:Database version: 1</text:p>
      <text:p text:style-name="P6">100%|█████████████████████████████████████████████████████████████████| 1/1 [00:00&lt;00:00, <text:s/>1.40it/s]</text:p>
      <text:p text:style-name="P6"/>
      <text:p text:style-name="P6">**Created a MultiSubjectDataset and loaded training set. Testing properties : </text:p>
      <text:p text:style-name="P6"/>
      <text:p text:style-name="P6"/>
      <text:p text:style-name="P6">**Get_subject_data: </text:p>
      <text:p text:style-name="P6"><text:s text:c="4"/>Subject 0, <text:span text:style-name="T7">should be SubjectData</text:span> : &lt;dwi_ml.data.dataset.single_subject_containers.<text:span text:style-name="T7">SubjectData</text:span> object at 0x7f30b2c719b0&gt;. </text:p>
      <text:p text:style-name="P6"><text:s text:c="4"/>ID: ismrm2015_noArtefact. </text:p>
      <text:p text:style-name="P6"><text:s text:c="4"/>Volume groups: ['input']. </text:p>
      <text:p text:style-name="P6"><text:s text:c="4"/>Non-lazy mri data <text:span text:style-name="T7">should be a list of MRIData</text:span>: [&lt;dwi_ml.data.dataset.mri_data_containers.<text:span text:style-name="T7">MRIData</text:span> object at 0x7f3085abcb00&gt;]. </text:p>
      <text:p text:style-name="P6"><text:s text:c="8"/>First volume's _data (is a tensor), shape: torch.Size([136, 168, 132, 36]) </text:p>
      <text:p text:style-name="P6"><text:s text:c="4"/>Streamline group: 'streamlines' </text:p>
      <text:p text:style-name="P6"><text:s text:c="8"/>Number of streamlines: 1242883 </text:p>
      <text:p text:style-name="P6"><text:s text:c="8"/>First streamline: [-107.28284 <text:s/>-109.44708 <text:s text:c="3"/>60.850456]... </text:p>
      <text:p text:style-name="P6"><text:s text:c="8"/>First streamline as sft: -107.2828369140625 </text:p>
      <text:p text:style-name="P6"/>
      <text:p text:style-name="P6">**Get_subject_mri_data_as_tensor from subject 0, volume 0: </text:p>
      <text:p text:style-name="P6"><text:s text:c="5"/>Shape torch.Size([136, 168, 132, 36]) </text:p>
      <text:p text:style-name="P6"><text:s text:c="5"/>First data : tensor([-4.2545, -3.2754, -3.1590, -3.2582, -3.2424, -3.1915, -3.1709, -3.1709,</text:p>
      <text:p text:style-name="P6"><text:s text:c="8"/>-3.2579, -3.2023, -3.1876, -3.1998, -3.2036, -3.1996, -3.1967, -3.2200,</text:p>
      <text:p text:style-name="P6"><text:s text:c="8"/>-3.1832, -3.2053, -3.1909, -3.1597, -3.2366, -3.2460, -3.1465, -3.2096,</text:p>
      <text:p text:style-name="P6"><text:s text:c="8"/>-3.1616, -3.1133, -3.1768, -3.1482, -3.2272, -3.2349, -3.1515, -3.1042,</text:p>
      <text:p text:style-name="P6"><text:s text:c="8"/>-3.2596, -3.4240, -3.4240, -3.4240]) </text:p>
      <text:p text:style-name="P6"/>
      <text:p text:style-name="P6"/>
      <text:p text:style-name="P6"/>
      <text:p text:style-name="P6"/>
      <text:p text:style-name="P6">**========= LAZY =========</text:p>
      <text:p text:style-name="P6"/>
      <text:p text:style-name="P6">INFO:root:Reading hdf file: <text:span text:style-name="T10">[my_path]/</text:span>derivatives//noArtefact/hdf5/ismrm2015_noArtefact_test.hdf5</text:p>
      <text:p text:style-name="P6"/>
      <text:p text:style-name="P6">INFO:root:Database version: 1</text:p>
      <text:p text:style-name="P6">100%|████████████████████████████████████████████████████████████████| 1/1 [00:00&lt;00:00, 183.24it/s]</text:p>
      <text:p text:style-name="P6"/>
      <text:p text:style-name="P6">**Created a LazyMultiSubjectDataset and loaded training set. Testing properties : </text:p>
      <text:p text:style-name="P6"/>
      <text:p text:style-name="P6"/>
      <text:p text:style-name="P6">**Get_subject_data (in this case, loading from hdf_handle): </text:p>
      <text:p text:style-name="P6"><text:s text:c="4"/>Subject 0, <text:span text:style-name="T8">should be LazySubjectData</text:span> : &lt;dwi_ml.data.dataset.single_subject_containers.<text:span text:style-name="T7">LazySubjectData</text:span> object at 0x7f3087e83400&gt;. </text:p>
      <text:p text:style-name="P6"><text:s text:c="4"/><text:span text:style-name="T7">Handle</text:span> should be added by now: &lt;HDF5 file "ismrm2015_noArtefact_test.hdf5" (mode r)&gt; <text:s text:c="3"/>ID: ismrm2015_noArtefact. </text:p>
      <text:p text:style-name="P6"><text:s text:c="4"/>Volume groups: ['input']. </text:p>
      <text:p text:style-name="P6"><text:s text:c="4"/>Lazy mri data should be a l<text:span text:style-name="T7">ist of LazyMRIData</text:span>: [&lt;dwi_ml.data.dataset.mri_data_containers.<text:span text:style-name="T7">LazyMRIData</text:span> object at 0x7f302e513f28&gt;]. </text:p>
      <text:p text:style-name="P6"><text:s text:c="8"/>First volume _data (is not a tensor!): &lt;HDF5 dataset "data": shape (136, 168, 132, 36), type "&lt;f4"&gt; </text:p>
      <text:p text:style-name="P6"><text:s text:c="4"/>Streamline group: streamlines </text:p>
      <text:p text:style-name="P6"><text:s text:c="8"/>Streamlines (<text:span text:style-name="T7">getter</text:span> not loaded!): &lt;dwi_ml.data.dataset.streamline_containers.<text:span text:style-name="T7">LazyStreamlinesGetter</text:span> object at 0x7f302e513fd0&gt; </text:p>
      <text:p text:style-name="P6"><text:s text:c="8"/>First streamline: [-107.28284 <text:s/>-109.44708 <text:s text:c="3"/>60.850456] </text:p>
      <text:p text:style-name="P6"><text:s text:c="8"/>First streamline as sft: [-107.28284 <text:s/>-109.44708 <text:s text:c="3"/>60.850456] </text:p>
      <text:p text:style-name="P6"/>
      <text:p text:style-name="P6">**Get_subject_mri_data_as_tensor: subject 0, volume 0. </text:p>
      <text:p text:style-name="P6"><text:s text:c="5"/>Shape torch.Size([136, 168, 132, 36]) </text:p>
      <text:p text:style-name="P6"><text:s text:c="5"/>First data: tensor([-4.2545, -3.2754, -3.1590, -3.2582, -3.2424, -3.1915, -3.1709, -3.1709,</text:p>
      <text:p text:style-name="P6"><text:s text:c="8"/>-3.2579, -3.2023, -3.1876, -3.1998, -3.2036, -3.1996, -3.1967, -3.2200,</text:p>
      <text:p text:style-name="P6"><text:s text:c="8"/>-3.1832, -3.2053, -3.1909, -3.1597, -3.2366, -3.2460, -3.1465, -3.2096,</text:p>
      <text:p text:style-name="P6"><text:s text:c="8"/>-3.1616, -3.1133, -3.1768, -3.1482, -3.2272, -3.2349, -3.1515, -3.1042,</text:p>
      <text:p text:style-name="P6"><text:s text:c="8"/>-3.2596, -3.4240, -3.4240, -3.4240]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1:07:56.449398503</meta:creation-date>
    <dc:date>2021-09-03T11:23:02.111475746</dc:date>
    <meta:editing-duration>PT15M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47" meta:word-count="293" meta:character-count="3255" meta:non-whitespace-character-count="2777"/>
  </office:meta>
</office:document-meta>
</file>